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Bell CS235AM Final Project</text:p>
      <text:p text:style-name="Standard"/>
      <text:p text:style-name="P1">GIT<text:span text:style-name="T1"> : </text:span><text:a xlink:type="simple" xlink:href="https://github.com/insidmal/CS235AM.git" text:style-name="Internet_20_link" text:visited-style-name="Visited_20_Internet_20_Link"><text:span text:style-name="T1">https://github.com/insidmal/CS235AM.git</text:span></text:a></text:p>
      <text:p text:style-name="P1"><text:span text:style-name="T1">Final Project SubFolder</text:span></text:p>
      <text:p text:style-name="P1"><text:span text:style-name="T1"/></text:p>
      <text:p text:style-name="P1">NOTES--</text:p>
      <text:p text:style-name="P1"><text:span text:style-name="T1"/></text:p>
      <text:p text:style-name="P1"><text:span text:style-name="T1">Sorry for turning this in late, I got a bit burned out on my other final projects then my emulators all stopped working and after spending a day trying to fix that I just ended up sticking to debugging on device (hopefully it looks as good in the debuggers as it does on my device). <text:s/>Not trying to make excuses just letting you know why it is late.</text:span></text:p>
      <text:p text:style-name="P1"><text:span text:style-name="T1"/></text:p>
      <text:p text:style-name="P1"><text:span text:style-name="T1">The App allows you to view a to do list, you can view, edit, delete, add, and mark events completed, as well as view the events you have marked as completed.</text:span></text:p>
      <text:p text:style-name="P1"><text:span text:style-name="T1"/></text:p>
      <text:p text:style-name="P1"><text:span text:style-name="T1">The App is pre-loaded with a bunch of items for demonstration purposes, all items are stored in a sqlite database.</text:span></text:p>
      <text:p text:style-name="P1"><text:span text:style-name="T1"/></text:p>
      <text:p text:style-name="P1">Activities:</text:p>
      <text:p text:style-name="P2">Main Activity – The main launch activity, shows the first item due on your to do list, and gives you several options, such as viewing it's details, marking it as completed, editing it, view all pending events, view completed events, or add an event – Uses the Main.axml with both portrait and landscape options. <text:s/>Does not save state since it is just loading information from a database.</text:p>
      <text:p text:style-name="P2"/>
      <text:p text:style-name="P2">ViewDetails – Shows the details of the event item, with options to mark it as done, edit, or delete event. <text:s text:c="2"/>Uses the Details.axml with both portrait and landscape options. <text:s/>Does not save state since it is just loading information from a database.</text:p>
      <text:p text:style-name="P2"/>
      <text:p text:style-name="P2">EditEvent – Allows you to edit an event, uses datepicker and timepicker spinners, features a save button. <text:s/>Uses the Edit.axml with both portrait and landscape options. <text:s/>Saves State on rotation.</text:p>
      <text:p text:style-name="P2"/>
      <text:p text:style-name="P2">AddEvent – Allows you to add an event, uses datepicker and timepicker spinners, features an add button, Uses the Edit.axml with both portrait and landscape options. <text:s/>Saves State on rotation.</text:p>
      <text:p text:style-name="P2"/>
      <text:p text:style-name="P2">ViewEvents – Views the incomplete events in a custom Adapter with section indexing. Same view for both portrait and landscape. Does not save state since it is just loading information from a database.</text:p>
      <text:p text:style-name="P2"/>
      <text:p text:style-name="P2">CompletedEvents - Views the completed events in a custom Adapter with section indexing. Same view for both portrait and landscape. <text:s/>Does not save state since it is just loading information from a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Bell</meta:initial-creator>
    <meta:creation-date>2017-06-12T23:01:18.79</meta:creation-date>
    <dc:date>2017-06-12T23:17:31.99</dc:date>
    <dc:creator>John Bell</dc:creator>
    <meta:editing-duration>PT16M13S</meta:editing-duration>
    <meta:editing-cycles>2</meta:editing-cycles>
    <meta:generator>OpenOffice/4.1.2$Win32 OpenOffice.org_project/412m3$Build-9782</meta:generator>
    <meta:document-statistic meta:table-count="0" meta:image-count="0" meta:object-count="0" meta:page-count="1" meta:paragraph-count="14" meta:word-count="367" meta:character-count="2157"/>
  </office:meta>
</office:document-meta>
</file>